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4000001A8D0AACC47E3B62D71.png" manifest:media-type="image/png"/>
  <manifest:file-entry manifest:full-path="Pictures/100002010000043400000184BD4591DB0CF8EA3F.png" manifest:media-type="image/png"/>
  <manifest:file-entry manifest:full-path="Pictures/1000020100000439000000EC07BAC36940DD7E68.png" manifest:media-type="image/png"/>
  <manifest:file-entry manifest:full-path="Pictures/100002010000043700000239E764F7AC85B00B2C.png" manifest:media-type="image/png"/>
  <manifest:file-entry manifest:full-path="Pictures/10000201000004140000020ABE26D1F1EDD0C1F6.png" manifest:media-type="image/png"/>
  <manifest:file-entry manifest:full-path="Pictures/100002010000040D000001B1C57F0460862B2DC7.png" manifest:media-type="image/png"/>
  <manifest:file-entry manifest:full-path="Pictures/1000020100000439000002249E495EA5E0C577F7.png" manifest:media-type="image/png"/>
  <manifest:file-entry manifest:full-path="Pictures/100002010000041B0000021C30FE0B445B1F2CD5.png" manifest:media-type="image/png"/>
  <manifest:file-entry manifest:full-path="Pictures/1000020100000414000000E5662A61E42626435A.png" manifest:media-type="image/png"/>
  <manifest:file-entry manifest:full-path="Pictures/100002010000042000000238BAB783B6D735D6A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-1.852cm" svg:y="-1.773cm" svg:width="20.579cm" svg:height="10.571cm" draw:z-index="0"><draw:image xlink:href="Pictures/100002010000041B0000021C30FE0B445B1F2CD5.png" xlink:type="simple" xlink:show="embed" xlink:actuate="onLoad" loext:mime-type="image/png"/></draw:frame><draw:frame draw:style-name="fr1" draw:name="Imagen2" text:anchor-type="paragraph" svg:x="-1.984cm" svg:y="8.797cm" svg:width="20.853cm" svg:height="10.426cm" draw:z-index="1"><draw:image xlink:href="Pictures/10000201000004140000020ABE26D1F1EDD0C1F6.png" xlink:type="simple" xlink:show="embed" xlink:actuate="onLoad" loext:mime-type="image/png"/></draw:frame><draw:frame draw:style-name="fr1" draw:name="Imagen3" text:anchor-type="paragraph" svg:x="-1.984cm" svg:y="19.221cm" svg:width="20.985cm" svg:height="4.602cm" draw:z-index="2"><draw:image xlink:href="Pictures/1000020100000414000000E5662A61E42626435A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n4" text:anchor-type="paragraph" svg:x="-1.905cm" svg:y="-0.572cm" svg:width="20.791cm" svg:height="11.183cm" draw:z-index="3"><draw:image xlink:href="Pictures/100002010000042000000238BAB783B6D735D6AF.png" xlink:type="simple" xlink:show="embed" xlink:actuate="onLoad" loext:mime-type="image/png"/></draw:frame><draw:frame draw:style-name="fr1" draw:name="Imagen5" text:anchor-type="paragraph" svg:x="-1.905cm" svg:y="10.61cm" svg:width="20.906cm" svg:height="8.728cm" draw:z-index="4"><draw:image xlink:href="Pictures/100002010000040D000001B1C57F0460862B2DC7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1" draw:name="Imagen6" text:anchor-type="paragraph" svg:x="-1.827cm" svg:y="-1.487cm" svg:width="20.828cm" svg:height="10.557cm" draw:z-index="5"><draw:image xlink:href="Pictures/1000020100000439000002249E495EA5E0C577F7.png" xlink:type="simple" xlink:show="embed" xlink:actuate="onLoad" loext:mime-type="image/png"/></draw:frame><draw:frame draw:style-name="fr1" draw:name="Imagen7" text:anchor-type="paragraph" svg:x="-1.829cm" svg:y="9.068cm" svg:width="20.768cm" svg:height="10.95cm" draw:z-index="6"><draw:image xlink:href="Pictures/100002010000043700000239E764F7AC85B00B2C.png" xlink:type="simple" xlink:show="embed" xlink:actuate="onLoad" loext:mime-type="image/png"/></draw:frame><draw:frame draw:style-name="fr1" draw:name="Imagen8" text:anchor-type="paragraph" svg:x="-1.829cm" svg:y="20.017cm" svg:width="20.83cm" svg:height="4.547cm" draw:z-index="7"><draw:image xlink:href="Pictures/1000020100000439000000EC07BAC36940DD7E68.png" xlink:type="simple" xlink:show="embed" xlink:actuate="onLoad" loext:mime-type="image/png"/></draw:frame><text:soft-page-break/></text:p>
      <text:p text:style-name="Standard"/>
      <text:p text:style-name="Standard"><draw:frame draw:style-name="fr1" draw:name="Imagen9" text:anchor-type="paragraph" svg:x="-1.868cm" svg:y="-1.63cm" svg:width="20.562cm" svg:height="7.414cm" draw:z-index="8"><draw:image xlink:href="Pictures/100002010000043400000184BD4591DB0CF8EA3F.png" xlink:type="simple" xlink:show="embed" xlink:actuate="onLoad" loext:mime-type="image/png"/></draw:frame><draw:frame draw:style-name="fr1" draw:name="Imagen10" text:anchor-type="paragraph" svg:x="-1.667cm" svg:y="5.782cm" svg:width="20.659cm" svg:height="8.139cm" draw:z-index="9"><draw:image xlink:href="Pictures/1000020100000434000001A8D0AACC47E3B62D71.png" xlink:type="simple" xlink:show="embed" xlink:actuate="onLoad" loext:mime-type="image/png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3:23:40.302168989</meta:creation-date>
    <dc:date>2020-03-30T13:28:08.575194883</dc:date>
    <meta:editing-duration>PT4M25S</meta:editing-duration>
    <meta:editing-cycles>7</meta:editing-cycles>
    <meta:generator>LibreOffice/6.0.7.3$Linux_X86_64 LibreOffice_project/00m0$Build-3</meta:generator>
    <meta:document-statistic meta:table-count="0" meta:image-count="10" meta:object-count="0" meta:page-count="4" meta:paragraph-count="0" meta:word-count="0" meta:character-count="0" meta:non-whitespace-character-count="0"/>
  </office:meta>
</office:document-meta>
</file>